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6" style:family="table-cell" style:parent-style-name="Default" style:data-style-name="N115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0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6">
      <style:table-cell-properties style:rotation-angle="45"/>
    </style:style>
    <style:style style:name="ce13" style:family="table-cell" style:parent-style-name="Default" style:data-style-name="N116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37"/>
    <style:style style:name="ce17" style:family="table-cell" style:parent-style-name="Default" style:data-style-name="N112">
      <style:table-cell-properties style:rotation-angle="45"/>
    </style:style>
    <style:style style:name="ce41" style:family="table-cell" style:parent-style-name="Default" style:data-style-name="N109"/>
    <style:style style:name="ce18" style:family="table-cell" style:parent-style-name="Default" style:data-style-name="N112"/>
    <style:style style:name="ce36" style:family="table-cell" style:parent-style-name="Default" style:data-style-name="N112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09">
      <style:map style:condition="cell-content()&gt;[$Journal.$R$2]" style:apply-style-name="Bad" style:base-cell-address="Journal.N2"/>
    </style:style>
    <style:style style:name="ce43" style:family="table-cell" style:parent-style-name="Default" style:data-style-name="N109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4"/>
    <style:style style:name="ce68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6" office:value-type="date" office:date-value="2023-03-16" calcext:value-type="date">
            <text:p>jeu. 16 mars</text:p>
          </table:table-cell>
          <table:table-cell table:style-name="ce30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6" office:value-type="date" office:date-value="2023-03-17" calcext:value-type="date">
            <text:p>ven. 17 mars</text:p>
          </table:table-cell>
          <table:table-cell table:style-name="ce30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6" office:value-type="date" office:date-value="2023-03-18" calcext:value-type="date">
            <text:p>sam. 18 mars</text:p>
          </table:table-cell>
          <table:table-cell table:style-name="ce30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6" office:value-type="date" office:date-value="2023-03-19" calcext:value-type="date">
            <text:p>dim. 19 mars</text:p>
          </table:table-cell>
          <table:table-cell table:style-name="ce30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6" office:value-type="date" office:date-value="2023-03-20" calcext:value-type="date">
            <text:p>lun. 20 mars</text:p>
          </table:table-cell>
          <table:table-cell table:style-name="ce30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6" office:value-type="date" office:date-value="2023-03-21" calcext:value-type="date">
            <text:p>mar. 21 mars</text:p>
          </table:table-cell>
          <table:table-cell table:style-name="ce30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6" office:value-type="date" office:date-value="2023-03-22" calcext:value-type="date">
            <text:p>mer. 22 mars</text:p>
          </table:table-cell>
          <table:table-cell table:style-name="ce30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6" office:value-type="date" office:date-value="2023-03-23" calcext:value-type="date">
            <text:p>jeu. 23 mars</text:p>
          </table:table-cell>
          <table:table-cell table:style-name="ce30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6" office:value-type="date" office:date-value="2023-03-24" calcext:value-type="date">
            <text:p>ven. 24 mars</text:p>
          </table:table-cell>
          <table:table-cell table:style-name="ce30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6" office:value-type="date" office:date-value="2023-03-25" calcext:value-type="date">
            <text:p>sam. 25 mars</text:p>
          </table:table-cell>
          <table:table-cell table:style-name="ce30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6" office:value-type="date" office:date-value="2023-03-26" calcext:value-type="date">
            <text:p>dim. 26 mars</text:p>
          </table:table-cell>
          <table:table-cell table:style-name="ce30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6" office:value-type="date" office:date-value="2023-03-27" calcext:value-type="date">
            <text:p>lun. 27 mars</text:p>
          </table:table-cell>
          <table:table-cell table:style-name="ce30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6" office:value-type="date" office:date-value="2023-03-28" calcext:value-type="date">
            <text:p>mar. 28 mars</text:p>
          </table:table-cell>
          <table:table-cell table:style-name="ce30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6" office:value-type="date" office:date-value="2023-03-29" calcext:value-type="date">
            <text:p>mer. 29 mars</text:p>
          </table:table-cell>
          <table:table-cell table:style-name="ce30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6" office:value-type="date" office:date-value="2023-03-30" calcext:value-type="date">
            <text:p>jeu. 30 mars</text:p>
          </table:table-cell>
          <table:table-cell table:style-name="ce30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6" office:value-type="date" office:date-value="2023-03-31" calcext:value-type="date">
            <text:p>ven. 31 mars</text:p>
          </table:table-cell>
          <table:table-cell table:style-name="ce30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6" office:value-type="date" office:date-value="2023-04-01" calcext:value-type="date">
            <text:p>sam. 1 avr.</text:p>
          </table:table-cell>
          <table:table-cell table:style-name="ce30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6" office:value-type="date" office:date-value="2023-04-02" calcext:value-type="date">
            <text:p>dim. 2 avr.</text:p>
          </table:table-cell>
          <table:table-cell table:style-name="ce30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6" office:value-type="date" office:date-value="2023-04-03" calcext:value-type="date">
            <text:p>lun. 3 avr.</text:p>
          </table:table-cell>
          <table:table-cell table:style-name="ce30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6" office:value-type="date" office:date-value="2023-04-04" calcext:value-type="date">
            <text:p>mar. 4 avr.</text:p>
          </table:table-cell>
          <table:table-cell table:style-name="ce30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6" office:value-type="date" office:date-value="2023-04-05" calcext:value-type="date">
            <text:p>mer. 5 avr.</text:p>
          </table:table-cell>
          <table:table-cell table:style-name="ce30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6" office:value-type="date" office:date-value="2023-04-06" calcext:value-type="date">
            <text:p>jeu. 6 avr.</text:p>
          </table:table-cell>
          <table:table-cell table:style-name="ce30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6" office:value-type="date" office:date-value="2023-04-07" calcext:value-type="date">
            <text:p>ven. 7 avr.</text:p>
          </table:table-cell>
          <table:table-cell table:style-name="ce30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6" office:value-type="date" office:date-value="2023-04-08" calcext:value-type="date">
            <text:p>sam. 8 avr.</text:p>
          </table:table-cell>
          <table:table-cell table:style-name="ce30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6" office:value-type="date" office:date-value="2023-04-09" calcext:value-type="date">
            <text:p>dim. 9 avr.</text:p>
          </table:table-cell>
          <table:table-cell table:style-name="ce30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6" office:value-type="date" office:date-value="2023-04-10" calcext:value-type="date">
            <text:p>lun. 10 avr.</text:p>
          </table:table-cell>
          <table:table-cell table:style-name="ce30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6" office:value-type="date" office:date-value="2023-04-11" calcext:value-type="date">
            <text:p>mar. 11 avr.</text:p>
          </table:table-cell>
          <table:table-cell table:style-name="ce30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6" office:value-type="date" office:date-value="2023-04-12" calcext:value-type="date">
            <text:p>mer. 12 avr.</text:p>
          </table:table-cell>
          <table:table-cell table:style-name="ce30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6" office:value-type="date" office:date-value="2023-04-13" calcext:value-type="date">
            <text:p>jeu. 13 avr.</text:p>
          </table:table-cell>
          <table:table-cell table:style-name="ce30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6" office:value-type="date" office:date-value="2023-04-14" calcext:value-type="date">
            <text:p>ven. 14 avr.</text:p>
          </table:table-cell>
          <table:table-cell table:style-name="ce30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6" office:value-type="date" office:date-value="2023-04-15" calcext:value-type="date">
            <text:p>sam. 15 avr.</text:p>
          </table:table-cell>
          <table:table-cell table:style-name="ce30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6" office:value-type="date" office:date-value="2023-04-16" calcext:value-type="date">
            <text:p>dim. 16 avr.</text:p>
          </table:table-cell>
          <table:table-cell table:style-name="ce30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6" office:value-type="date" office:date-value="2023-04-17" calcext:value-type="date">
            <text:p>lun. 17 avr.</text:p>
          </table:table-cell>
          <table:table-cell table:style-name="ce30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6" office:value-type="date" office:date-value="2023-04-18" calcext:value-type="date">
            <text:p>mar. 18 avr.</text:p>
          </table:table-cell>
          <table:table-cell table:style-name="ce30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6" office:value-type="date" office:date-value="2023-04-19" calcext:value-type="date">
            <text:p>mer. 19 avr.</text:p>
          </table:table-cell>
          <table:table-cell table:style-name="ce30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6" office:value-type="date" office:date-value="2023-04-20" calcext:value-type="date">
            <text:p>jeu. 20 avr.</text:p>
          </table:table-cell>
          <table:table-cell table:style-name="ce30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6" office:value-type="date" office:date-value="2023-04-21" calcext:value-type="date">
            <text:p>ven. 21 avr.</text:p>
          </table:table-cell>
          <table:table-cell table:style-name="ce30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6" office:value-type="date" office:date-value="2023-04-22" calcext:value-type="date">
            <text:p>sam. 22 avr.</text:p>
          </table:table-cell>
          <table:table-cell table:style-name="ce30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6" office:value-type="date" office:date-value="2023-04-23" calcext:value-type="date">
            <text:p>dim. 23 avr.</text:p>
          </table:table-cell>
          <table:table-cell table:style-name="ce30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6" office:value-type="date" office:date-value="2023-04-24" calcext:value-type="date">
            <text:p>lun. 24 avr.</text:p>
          </table:table-cell>
          <table:table-cell table:style-name="ce30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6" office:value-type="date" office:date-value="2023-04-25" calcext:value-type="date">
            <text:p>mar. 25 avr.</text:p>
          </table:table-cell>
          <table:table-cell table:style-name="ce30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6" office:value-type="date" office:date-value="2023-04-26" calcext:value-type="date">
            <text:p>mer. 26 avr.</text:p>
          </table:table-cell>
          <table:table-cell table:style-name="ce30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6" office:value-type="date" office:date-value="2023-04-27" calcext:value-type="date">
            <text:p>jeu. 27 avr.</text:p>
          </table:table-cell>
          <table:table-cell table:style-name="ce30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6" office:value-type="date" office:date-value="2023-04-28" calcext:value-type="date">
            <text:p>ven. 28 avr.</text:p>
          </table:table-cell>
          <table:table-cell table:style-name="ce30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6" office:value-type="date" office:date-value="2023-04-29" calcext:value-type="date">
            <text:p>sam. 29 avr.</text:p>
          </table:table-cell>
          <table:table-cell table:style-name="ce30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6" office:value-type="date" office:date-value="2023-04-30" calcext:value-type="date">
            <text:p>dim. 30 avr.</text:p>
          </table:table-cell>
          <table:table-cell table:style-name="ce30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6" office:value-type="date" office:date-value="2023-05-01" calcext:value-type="date">
            <text:p>lun. 1 mai</text:p>
          </table:table-cell>
          <table:table-cell table:style-name="ce30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6" office:value-type="date" office:date-value="2023-05-02" calcext:value-type="date">
            <text:p>mar. 2 mai</text:p>
          </table:table-cell>
          <table:table-cell table:style-name="ce30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6" office:value-type="date" office:date-value="2023-05-03" calcext:value-type="date">
            <text:p>mer. 3 mai</text:p>
          </table:table-cell>
          <table:table-cell table:style-name="ce30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6" office:value-type="date" office:date-value="2023-05-04" calcext:value-type="date">
            <text:p>jeu. 4 mai</text:p>
          </table:table-cell>
          <table:table-cell table:style-name="ce30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6" office:value-type="date" office:date-value="2023-05-05" calcext:value-type="date">
            <text:p>ven. 5 mai</text:p>
          </table:table-cell>
          <table:table-cell table:style-name="ce30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6" office:value-type="date" office:date-value="2023-05-06" calcext:value-type="date">
            <text:p>sam. 6 mai</text:p>
          </table:table-cell>
          <table:table-cell table:style-name="ce30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6" office:value-type="date" office:date-value="2023-05-07" calcext:value-type="date">
            <text:p>dim. 7 mai</text:p>
          </table:table-cell>
          <table:table-cell table:style-name="ce30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6" office:value-type="date" office:date-value="2023-05-08" calcext:value-type="date">
            <text:p>lun. 8 mai</text:p>
          </table:table-cell>
          <table:table-cell table:style-name="ce30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6" office:value-type="date" office:date-value="2023-05-09" calcext:value-type="date">
            <text:p>mar. 9 mai</text:p>
          </table:table-cell>
          <table:table-cell table:style-name="ce30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6" office:value-type="date" office:date-value="2023-05-10" calcext:value-type="date">
            <text:p>mer. 10 mai</text:p>
          </table:table-cell>
          <table:table-cell table:style-name="ce30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6" office:value-type="date" office:date-value="2023-05-11" calcext:value-type="date">
            <text:p>jeu. 11 mai</text:p>
          </table:table-cell>
          <table:table-cell table:style-name="ce30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6" office:value-type="date" office:date-value="2023-05-12" calcext:value-type="date">
            <text:p>ven. 12 mai</text:p>
          </table:table-cell>
          <table:table-cell table:style-name="ce30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6" office:value-type="date" office:date-value="2023-05-13" calcext:value-type="date">
            <text:p>sam. 13 mai</text:p>
          </table:table-cell>
          <table:table-cell table:style-name="ce30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6" office:value-type="date" office:date-value="2023-05-14" calcext:value-type="date">
            <text:p>dim. 14 mai</text:p>
          </table:table-cell>
          <table:table-cell table:style-name="ce30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6" office:value-type="date" office:date-value="2023-05-15" calcext:value-type="date">
            <text:p>lun. 15 mai</text:p>
          </table:table-cell>
          <table:table-cell table:style-name="ce30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6" office:value-type="date" office:date-value="2023-05-16" calcext:value-type="date">
            <text:p>mar. 16 mai</text:p>
          </table:table-cell>
          <table:table-cell table:style-name="ce30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6" office:value-type="date" office:date-value="2023-05-17" calcext:value-type="date">
            <text:p>mer. 17 mai</text:p>
          </table:table-cell>
          <table:table-cell table:style-name="ce30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6" office:value-type="date" office:date-value="2023-05-18" calcext:value-type="date">
            <text:p>jeu. 18 mai</text:p>
          </table:table-cell>
          <table:table-cell table:style-name="ce30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6" office:value-type="date" office:date-value="2023-05-19" calcext:value-type="date">
            <text:p>ven. 19 mai</text:p>
          </table:table-cell>
          <table:table-cell table:style-name="ce30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6" office:value-type="date" office:date-value="2023-05-20" calcext:value-type="date">
            <text:p>sam. 20 mai</text:p>
          </table:table-cell>
          <table:table-cell table:style-name="ce30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6" office:value-type="date" office:date-value="2023-05-21" calcext:value-type="date">
            <text:p>dim. 21 mai</text:p>
          </table:table-cell>
          <table:table-cell table:style-name="ce30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6" office:value-type="date" office:date-value="2023-05-22" calcext:value-type="date">
            <text:p>lun. 22 mai</text:p>
          </table:table-cell>
          <table:table-cell table:style-name="ce30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6" office:value-type="date" office:date-value="2023-05-23" calcext:value-type="date">
            <text:p>mar. 23 mai</text:p>
          </table:table-cell>
          <table:table-cell table:style-name="ce30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6" office:value-type="date" office:date-value="2023-05-24" calcext:value-type="date">
            <text:p>mer. 24 mai</text:p>
          </table:table-cell>
          <table:table-cell table:style-name="ce30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6" office:value-type="date" office:date-value="2023-05-25" calcext:value-type="date">
            <text:p>jeu. 25 mai</text:p>
          </table:table-cell>
          <table:table-cell table:style-name="ce30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6" office:value-type="date" office:date-value="2023-05-26" calcext:value-type="date">
            <text:p>ven. 26 mai</text:p>
          </table:table-cell>
          <table:table-cell table:style-name="ce30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6" office:value-type="date" office:date-value="2023-05-27" calcext:value-type="date">
            <text:p>sam. 27 mai</text:p>
          </table:table-cell>
          <table:table-cell table:style-name="ce30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6" office:value-type="date" office:date-value="2023-05-28" calcext:value-type="date">
            <text:p>dim. 28 mai</text:p>
          </table:table-cell>
          <table:table-cell table:style-name="ce30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6" office:value-type="date" office:date-value="2023-05-29" calcext:value-type="date">
            <text:p>lun. 29 mai</text:p>
          </table:table-cell>
          <table:table-cell table:style-name="ce30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6" office:value-type="date" office:date-value="2023-05-30" calcext:value-type="date">
            <text:p>mar. 30 mai</text:p>
          </table:table-cell>
          <table:table-cell table:style-name="ce30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6" office:value-type="date" office:date-value="2023-05-31" calcext:value-type="date">
            <text:p>mer. 31 mai</text:p>
          </table:table-cell>
          <table:table-cell table:style-name="ce30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6" office:value-type="date" office:date-value="2023-06-01" calcext:value-type="date">
            <text:p>jeu. 1 juin</text:p>
          </table:table-cell>
          <table:table-cell table:style-name="ce30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6" office:value-type="date" office:date-value="2023-06-02" calcext:value-type="date">
            <text:p>ven. 2 juin</text:p>
          </table:table-cell>
          <table:table-cell table:style-name="ce30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6" office:value-type="date" office:date-value="2023-06-03" calcext:value-type="date">
            <text:p>sam. 3 juin</text:p>
          </table:table-cell>
          <table:table-cell table:style-name="ce30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6" office:value-type="date" office:date-value="2023-06-04" calcext:value-type="date">
            <text:p>dim. 4 juin</text:p>
          </table:table-cell>
          <table:table-cell table:style-name="ce30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6" office:value-type="date" office:date-value="2023-06-05" calcext:value-type="date">
            <text:p>lun. 5 juin</text:p>
          </table:table-cell>
          <table:table-cell table:style-name="ce30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6" office:value-type="date" office:date-value="2023-06-06" calcext:value-type="date">
            <text:p>mar. 6 juin</text:p>
          </table:table-cell>
          <table:table-cell table:style-name="ce30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6" office:value-type="date" office:date-value="2023-06-07" calcext:value-type="date">
            <text:p>mer. 7 juin</text:p>
          </table:table-cell>
          <table:table-cell table:style-name="ce30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6" office:value-type="date" office:date-value="2023-06-08" calcext:value-type="date">
            <text:p>jeu. 8 juin</text:p>
          </table:table-cell>
          <table:table-cell table:style-name="ce30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6" office:value-type="date" office:date-value="2023-06-09" calcext:value-type="date">
            <text:p>ven. 9 juin</text:p>
          </table:table-cell>
          <table:table-cell table:style-name="ce30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6" office:value-type="date" office:date-value="2023-06-10" calcext:value-type="date">
            <text:p>sam. 10 juin</text:p>
          </table:table-cell>
          <table:table-cell table:style-name="ce30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6" office:value-type="date" office:date-value="2023-06-11" calcext:value-type="date">
            <text:p>dim. 11 juin</text:p>
          </table:table-cell>
          <table:table-cell table:style-name="ce30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6" office:value-type="date" office:date-value="2023-06-12" calcext:value-type="date">
            <text:p>lun. 12 juin</text:p>
          </table:table-cell>
          <table:table-cell table:style-name="ce30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6" office:value-type="date" office:date-value="2023-06-13" calcext:value-type="date">
            <text:p>mar. 13 juin</text:p>
          </table:table-cell>
          <table:table-cell table:style-name="ce30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6" office:value-type="date" office:date-value="2023-06-14" calcext:value-type="date">
            <text:p>mer. 14 juin</text:p>
          </table:table-cell>
          <table:table-cell table:style-name="ce30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6" office:value-type="date" office:date-value="2023-06-15" calcext:value-type="date">
            <text:p>jeu. 15 juin</text:p>
          </table:table-cell>
          <table:table-cell table:style-name="ce30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6" office:value-type="date" office:date-value="2023-06-16" calcext:value-type="date">
            <text:p>ven. 16 juin</text:p>
          </table:table-cell>
          <table:table-cell table:style-name="ce30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6" office:value-type="date" office:date-value="2023-06-17" calcext:value-type="date">
            <text:p>sam. 17 juin</text:p>
          </table:table-cell>
          <table:table-cell table:style-name="ce30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6" office:value-type="date" office:date-value="2023-06-18" calcext:value-type="date">
            <text:p>dim. 18 juin</text:p>
          </table:table-cell>
          <table:table-cell table:style-name="ce30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6" office:value-type="date" office:date-value="2023-06-19" calcext:value-type="date">
            <text:p>lun. 19 juin</text:p>
          </table:table-cell>
          <table:table-cell table:style-name="ce30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6" office:value-type="date" office:date-value="2023-06-20" calcext:value-type="date">
            <text:p>mar. 20 juin</text:p>
          </table:table-cell>
          <table:table-cell table:style-name="ce30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6" office:value-type="date" office:date-value="2023-06-21" calcext:value-type="date">
            <text:p>mer. 21 juin</text:p>
          </table:table-cell>
          <table:table-cell table:style-name="ce30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6" office:value-type="date" office:date-value="2023-06-22" calcext:value-type="date">
            <text:p>jeu. 22 juin</text:p>
          </table:table-cell>
          <table:table-cell table:style-name="ce30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6" office:value-type="date" office:date-value="2023-06-23" calcext:value-type="date">
            <text:p>ven. 23 juin</text:p>
          </table:table-cell>
          <table:table-cell table:style-name="ce30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6" office:value-type="date" office:date-value="2023-06-24" calcext:value-type="date">
            <text:p>sam. 24 juin</text:p>
          </table:table-cell>
          <table:table-cell table:style-name="ce30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6" office:value-type="date" office:date-value="2023-06-25" calcext:value-type="date">
            <text:p>dim. 25 juin</text:p>
          </table:table-cell>
          <table:table-cell table:style-name="ce30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6" office:value-type="date" office:date-value="2023-06-26" calcext:value-type="date">
            <text:p>lun. 26 juin</text:p>
          </table:table-cell>
          <table:table-cell table:style-name="ce30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6" office:value-type="date" office:date-value="2023-06-27" calcext:value-type="date">
            <text:p>mar. 27 juin</text:p>
          </table:table-cell>
          <table:table-cell table:style-name="ce30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6" office:value-type="date" office:date-value="2023-06-28" calcext:value-type="date">
            <text:p>mer. 28 juin</text:p>
          </table:table-cell>
          <table:table-cell table:style-name="ce30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6" office:value-type="date" office:date-value="2023-06-29" calcext:value-type="date">
            <text:p>jeu. 29 juin</text:p>
          </table:table-cell>
          <table:table-cell table:style-name="ce30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6" office:value-type="date" office:date-value="2023-06-30" calcext:value-type="date">
            <text:p>ven. 30 juin</text:p>
          </table:table-cell>
          <table:table-cell table:style-name="ce30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6" office:value-type="date" office:date-value="2023-07-01" calcext:value-type="date">
            <text:p>sam. 1 juil.</text:p>
          </table:table-cell>
          <table:table-cell table:style-name="ce30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6" office:value-type="date" office:date-value="2023-07-02" calcext:value-type="date">
            <text:p>dim. 2 juil.</text:p>
          </table:table-cell>
          <table:table-cell table:style-name="ce30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6" office:value-type="date" office:date-value="2023-07-03" calcext:value-type="date">
            <text:p>lun. 3 juil.</text:p>
          </table:table-cell>
          <table:table-cell table:style-name="ce30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6" office:value-type="date" office:date-value="2023-07-04" calcext:value-type="date">
            <text:p>mar. 4 juil.</text:p>
          </table:table-cell>
          <table:table-cell table:style-name="ce30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6" office:value-type="date" office:date-value="2023-07-05" calcext:value-type="date">
            <text:p>mer. 5 juil.</text:p>
          </table:table-cell>
          <table:table-cell table:style-name="ce30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6" office:value-type="date" office:date-value="2023-07-06" calcext:value-type="date">
            <text:p>jeu. 6 juil.</text:p>
          </table:table-cell>
          <table:table-cell table:style-name="ce30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6" office:value-type="date" office:date-value="2023-07-07" calcext:value-type="date">
            <text:p>ven. 7 juil.</text:p>
          </table:table-cell>
          <table:table-cell table:style-name="ce30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6" office:value-type="date" office:date-value="2023-07-08" calcext:value-type="date">
            <text:p>sam. 8 juil.</text:p>
          </table:table-cell>
          <table:table-cell table:style-name="ce30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6" office:value-type="date" office:date-value="2023-07-09" calcext:value-type="date">
            <text:p>dim. 9 juil.</text:p>
          </table:table-cell>
          <table:table-cell table:style-name="ce30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6" office:value-type="date" office:date-value="2023-07-10" calcext:value-type="date">
            <text:p>lun. 10 juil.</text:p>
          </table:table-cell>
          <table:table-cell table:style-name="ce30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6" office:value-type="date" office:date-value="2023-07-11" calcext:value-type="date">
            <text:p>mar. 11 juil.</text:p>
          </table:table-cell>
          <table:table-cell table:style-name="ce30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6" office:value-type="date" office:date-value="2023-07-12" calcext:value-type="date">
            <text:p>mer. 12 juil.</text:p>
          </table:table-cell>
          <table:table-cell table:style-name="ce30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6" office:value-type="date" office:date-value="2023-07-13" calcext:value-type="date">
            <text:p>jeu. 13 juil.</text:p>
          </table:table-cell>
          <table:table-cell table:style-name="ce30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6" office:value-type="date" office:date-value="2023-07-14" calcext:value-type="date">
            <text:p>ven. 14 juil.</text:p>
          </table:table-cell>
          <table:table-cell table:style-name="ce30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6" office:value-type="date" office:date-value="2023-07-15" calcext:value-type="date">
            <text:p>sam. 15 juil.</text:p>
          </table:table-cell>
          <table:table-cell table:style-name="ce30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6" office:value-type="date" office:date-value="2023-07-16" calcext:value-type="date">
            <text:p>dim. 16 juil.</text:p>
          </table:table-cell>
          <table:table-cell table:style-name="ce30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6" office:value-type="date" office:date-value="2023-07-17" calcext:value-type="date">
            <text:p>lun. 17 juil.</text:p>
          </table:table-cell>
          <table:table-cell table:style-name="ce30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6" office:value-type="date" office:date-value="2023-07-18" calcext:value-type="date">
            <text:p>mar. 18 juil.</text:p>
          </table:table-cell>
          <table:table-cell table:style-name="ce30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6" office:value-type="date" office:date-value="2023-07-19" calcext:value-type="date">
            <text:p>mer. 19 juil.</text:p>
          </table:table-cell>
          <table:table-cell table:style-name="ce30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6" office:value-type="date" office:date-value="2023-07-20" calcext:value-type="date">
            <text:p>jeu. 20 juil.</text:p>
          </table:table-cell>
          <table:table-cell table:style-name="ce30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6" office:value-type="date" office:date-value="2023-07-21" calcext:value-type="date">
            <text:p>ven. 21 juil.</text:p>
          </table:table-cell>
          <table:table-cell table:style-name="ce30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6" office:value-type="date" office:date-value="2023-07-22" calcext:value-type="date">
            <text:p>sam. 22 juil.</text:p>
          </table:table-cell>
          <table:table-cell table:style-name="ce30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6" office:value-type="date" office:date-value="2023-07-23" calcext:value-type="date">
            <text:p>dim. 23 juil.</text:p>
          </table:table-cell>
          <table:table-cell table:style-name="ce30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6" office:value-type="date" office:date-value="2023-07-24" calcext:value-type="date">
            <text:p>lun. 24 juil.</text:p>
          </table:table-cell>
          <table:table-cell table:style-name="ce30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6" office:value-type="date" office:date-value="2023-07-25" calcext:value-type="date">
            <text:p>mar. 25 juil.</text:p>
          </table:table-cell>
          <table:table-cell table:style-name="ce30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6" office:value-type="date" office:date-value="2023-07-26" calcext:value-type="date">
            <text:p>mer. 26 juil.</text:p>
          </table:table-cell>
          <table:table-cell table:style-name="ce30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6" office:value-type="date" office:date-value="2023-07-27" calcext:value-type="date">
            <text:p>jeu. 27 juil.</text:p>
          </table:table-cell>
          <table:table-cell table:style-name="ce30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6" office:value-type="date" office:date-value="2023-07-28" calcext:value-type="date">
            <text:p>ven. 28 juil.</text:p>
          </table:table-cell>
          <table:table-cell table:style-name="ce30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6" office:value-type="date" office:date-value="2023-07-29" calcext:value-type="date">
            <text:p>sam. 29 juil.</text:p>
          </table:table-cell>
          <table:table-cell table:style-name="ce30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6" office:value-type="date" office:date-value="2023-07-30" calcext:value-type="date">
            <text:p>dim. 30 juil.</text:p>
          </table:table-cell>
          <table:table-cell table:style-name="ce30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6" office:value-type="date" office:date-value="2023-07-31" calcext:value-type="date">
            <text:p>lun. 31 juil.</text:p>
          </table:table-cell>
          <table:table-cell table:style-name="ce30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6" office:value-type="date" office:date-value="2023-08-01" calcext:value-type="date">
            <text:p>mar. 1 août</text:p>
          </table:table-cell>
          <table:table-cell table:style-name="ce30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6" office:value-type="date" office:date-value="2023-08-02" calcext:value-type="date">
            <text:p>mer. 2 août</text:p>
          </table:table-cell>
          <table:table-cell table:style-name="ce30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6" office:value-type="date" office:date-value="2023-08-03" calcext:value-type="date">
            <text:p>jeu. 3 août</text:p>
          </table:table-cell>
          <table:table-cell table:style-name="ce30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6" office:value-type="date" office:date-value="2023-08-04" calcext:value-type="date">
            <text:p>ven. 4 août</text:p>
          </table:table-cell>
          <table:table-cell table:style-name="ce30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6" office:value-type="date" office:date-value="2023-08-05" calcext:value-type="date">
            <text:p>sam. 5 août</text:p>
          </table:table-cell>
          <table:table-cell table:style-name="ce30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6" office:value-type="date" office:date-value="2023-08-06" calcext:value-type="date">
            <text:p>dim. 6 août</text:p>
          </table:table-cell>
          <table:table-cell table:style-name="ce30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6" office:value-type="date" office:date-value="2023-08-07" calcext:value-type="date">
            <text:p>lun. 7 août</text:p>
          </table:table-cell>
          <table:table-cell table:style-name="ce30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6" office:value-type="date" office:date-value="2023-08-08" calcext:value-type="date">
            <text:p>mar. 8 août</text:p>
          </table:table-cell>
          <table:table-cell table:style-name="ce30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6" office:value-type="date" office:date-value="2023-08-09" calcext:value-type="date">
            <text:p>mer. 9 août</text:p>
          </table:table-cell>
          <table:table-cell table:style-name="ce30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6" office:value-type="date" office:date-value="2023-08-10" calcext:value-type="date">
            <text:p>jeu. 10 août</text:p>
          </table:table-cell>
          <table:table-cell table:style-name="ce30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6" office:value-type="date" office:date-value="2023-08-11" calcext:value-type="date">
            <text:p>ven. 11 août</text:p>
          </table:table-cell>
          <table:table-cell table:style-name="ce30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6" office:value-type="date" office:date-value="2023-08-12" calcext:value-type="date">
            <text:p>sam. 12 août</text:p>
          </table:table-cell>
          <table:table-cell table:style-name="ce30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6" office:value-type="date" office:date-value="2023-08-13" calcext:value-type="date">
            <text:p>dim. 13 août</text:p>
          </table:table-cell>
          <table:table-cell table:style-name="ce30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6" office:value-type="date" office:date-value="2023-08-14" calcext:value-type="date">
            <text:p>lun. 14 août</text:p>
          </table:table-cell>
          <table:table-cell table:style-name="ce30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6" office:value-type="date" office:date-value="2023-08-15" calcext:value-type="date">
            <text:p>mar. 15 août</text:p>
          </table:table-cell>
          <table:table-cell table:style-name="ce30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6" office:value-type="date" office:date-value="2023-08-16" calcext:value-type="date">
            <text:p>mer. 16 août</text:p>
          </table:table-cell>
          <table:table-cell table:style-name="ce30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6" office:value-type="date" office:date-value="2023-08-17" calcext:value-type="date">
            <text:p>jeu. 17 août</text:p>
          </table:table-cell>
          <table:table-cell table:style-name="ce30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6" office:value-type="date" office:date-value="2023-08-18" calcext:value-type="date">
            <text:p>ven. 18 août</text:p>
          </table:table-cell>
          <table:table-cell table:style-name="ce30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6" office:value-type="date" office:date-value="2023-08-19" calcext:value-type="date">
            <text:p>sam. 19 août</text:p>
          </table:table-cell>
          <table:table-cell table:style-name="ce30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6" office:value-type="date" office:date-value="2023-08-20" calcext:value-type="date">
            <text:p>dim. 20 août</text:p>
          </table:table-cell>
          <table:table-cell table:style-name="ce30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6" office:value-type="date" office:date-value="2023-08-21" calcext:value-type="date">
            <text:p>lun. 21 août</text:p>
          </table:table-cell>
          <table:table-cell table:style-name="ce30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6" office:value-type="date" office:date-value="2023-08-22" calcext:value-type="date">
            <text:p>mar. 22 août</text:p>
          </table:table-cell>
          <table:table-cell table:style-name="ce30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6" office:value-type="date" office:date-value="2023-08-23" calcext:value-type="date">
            <text:p>mer. 23 août</text:p>
          </table:table-cell>
          <table:table-cell table:style-name="ce30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6" office:value-type="date" office:date-value="2023-08-24" calcext:value-type="date">
            <text:p>jeu. 24 août</text:p>
          </table:table-cell>
          <table:table-cell table:style-name="ce30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6" office:value-type="date" office:date-value="2023-08-25" calcext:value-type="date">
            <text:p>ven. 25 août</text:p>
          </table:table-cell>
          <table:table-cell table:style-name="ce30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6" office:value-type="date" office:date-value="2023-08-26" calcext:value-type="date">
            <text:p>sam. 26 août</text:p>
          </table:table-cell>
          <table:table-cell table:style-name="ce30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6" office:value-type="date" office:date-value="2023-08-27" calcext:value-type="date">
            <text:p>dim. 27 août</text:p>
          </table:table-cell>
          <table:table-cell table:style-name="ce30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6" office:value-type="date" office:date-value="2023-08-28" calcext:value-type="date">
            <text:p>lun. 28 août</text:p>
          </table:table-cell>
          <table:table-cell table:style-name="ce30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6" office:value-type="date" office:date-value="2023-08-29" calcext:value-type="date">
            <text:p>mar. 29 août</text:p>
          </table:table-cell>
          <table:table-cell table:style-name="ce30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6" office:value-type="date" office:date-value="2023-08-30" calcext:value-type="date">
            <text:p>mer. 30 août</text:p>
          </table:table-cell>
          <table:table-cell table:style-name="ce30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6" office:value-type="date" office:date-value="2023-08-31" calcext:value-type="date">
            <text:p>jeu. 31 août</text:p>
          </table:table-cell>
          <table:table-cell table:style-name="ce30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6" office:value-type="date" office:date-value="2023-09-01" calcext:value-type="date">
            <text:p>ven. 1 sept.</text:p>
          </table:table-cell>
          <table:table-cell table:style-name="ce30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6" office:value-type="date" office:date-value="2023-09-02" calcext:value-type="date">
            <text:p>sam. 2 sept.</text:p>
          </table:table-cell>
          <table:table-cell table:style-name="ce30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6" office:value-type="date" office:date-value="2023-09-03" calcext:value-type="date">
            <text:p>dim. 3 sept.</text:p>
          </table:table-cell>
          <table:table-cell table:style-name="ce30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6" office:value-type="date" office:date-value="2023-09-04" calcext:value-type="date">
            <text:p>lun. 4 sept.</text:p>
          </table:table-cell>
          <table:table-cell table:style-name="ce30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6" office:value-type="date" office:date-value="2023-09-05" calcext:value-type="date">
            <text:p>mar. 5 sept.</text:p>
          </table:table-cell>
          <table:table-cell table:style-name="ce30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6" office:value-type="date" office:date-value="2023-09-06" calcext:value-type="date">
            <text:p>mer. 6 sept.</text:p>
          </table:table-cell>
          <table:table-cell table:style-name="ce30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6" office:value-type="date" office:date-value="2023-09-07" calcext:value-type="date">
            <text:p>jeu. 7 sept.</text:p>
          </table:table-cell>
          <table:table-cell table:style-name="ce30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6" office:value-type="date" office:date-value="2023-09-08" calcext:value-type="date">
            <text:p>ven. 8 sept.</text:p>
          </table:table-cell>
          <table:table-cell table:style-name="ce30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6" office:value-type="date" office:date-value="2023-09-09" calcext:value-type="date">
            <text:p>sam. 9 sept.</text:p>
          </table:table-cell>
          <table:table-cell table:style-name="ce30" table:formula="of:=[.D178]" office:value-type="string" office:string-value="Wooramel River Retreat" calcext:value-type="string">
            <text:p>Wooramel River Retreat</text:p>
          </table:table-cell>
          <table:table-cell office:value-type="string" calcext:value-type="string">
            <text:p>Overlander Roadhouse</text:p>
          </table:table-cell>
          <table:table-cell office:value-type="float" office:value="83" calcext:value-type="float">
            <text:p>83</text:p>
          </table:table-cell>
          <table:table-cell table:style-name="ce13" table:formula="of:=[.F178]+[.E179]" office:value-type="float" office:value="9285" calcext:value-type="float">
            <text:p>9285</text:p>
          </table:table-cell>
          <table:table-cell office:value-type="float" office:value="213" calcext:value-type="float">
            <text:p>213</text:p>
          </table:table-cell>
          <table:table-cell table:formula="of:=[.H178]+[.G179]" office:value-type="float" office:value="41786" calcext:value-type="float">
            <text:p>41786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0.95" calcext:value-type="currency">
            <text:p>$3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9]+[.L179]+[.M179]" office:value-type="currency" office:currency="USD" office:value="60.95" calcext:value-type="currency">
            <text:p>$60,95</text:p>
          </table:table-cell>
          <table:table-cell table:style-name="ce41" table:formula="of:=[.O178]+[.N179]" office:value-type="currency" office:currency="USD" office:value="12540.78628" calcext:value-type="currency">
            <text:p>$12 540,79</text:p>
          </table:table-cell>
          <table:table-cell table:style-name="ce41" table:formula="of:=[.A179]*budgetjour-[.O179]" office:value-type="currency" office:currency="USD" office:value="4547.21372" calcext:value-type="currency">
            <text:p>$4 547,21</text:p>
          </table:table-cell>
          <table:table-cell table:number-columns-repeated="3"/>
          <table:table-cell table:style-name="ce41" table:formula="of:=IF(ISBLANK([.D179]);(194*budgetjour-[.O17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6" office:value-type="date" office:date-value="2023-09-10" calcext:value-type="date">
            <text:p>dim. 10 sept.</text:p>
          </table:table-cell>
          <table:table-cell table:style-name="ce30" table:formula="of:=[.D179]" office:value-type="string" office:string-value="Overlander Roadhouse" calcext:value-type="string">
            <text:p>Overlander Roadhouse</text:p>
          </table:table-cell>
          <table:table-cell office:value-type="string" calcext:value-type="string">
            <text:p>Bush camp</text:p>
          </table:table-cell>
          <table:table-cell office:value-type="float" office:value="86" calcext:value-type="float">
            <text:p>86</text:p>
          </table:table-cell>
          <table:table-cell table:style-name="ce13" table:formula="of:=[.F179]+[.E180]" office:value-type="float" office:value="9371" calcext:value-type="float">
            <text:p>9371</text:p>
          </table:table-cell>
          <table:table-cell office:value-type="float" office:value="320" calcext:value-type="float">
            <text:p>320</text:p>
          </table:table-cell>
          <table:table-cell table:formula="of:=[.H179]+[.G180]" office:value-type="float" office:value="42106" calcext:value-type="float">
            <text:p>4210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95+27.75" office:value-type="currency" office:currency="USD" office:value="33.7" calcext:value-type="currency">
            <text:p>$33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0]+[.L180]+[.M180]" office:value-type="currency" office:currency="USD" office:value="33.7" calcext:value-type="currency">
            <text:p>$33,70</text:p>
          </table:table-cell>
          <table:table-cell table:style-name="ce41" table:formula="of:=[.O179]+[.N180]" office:value-type="currency" office:currency="USD" office:value="12574.48628" calcext:value-type="currency">
            <text:p>$12 574,49</text:p>
          </table:table-cell>
          <table:table-cell table:style-name="ce41" table:formula="of:=[.A180]*budgetjour-[.O180]" office:value-type="currency" office:currency="USD" office:value="4609.51372" calcext:value-type="currency">
            <text:p>$4 609,51</text:p>
          </table:table-cell>
          <table:table-cell table:number-columns-repeated="3"/>
          <table:table-cell table:style-name="ce41" table:formula="of:=IF(ISBLANK([.D180]);(194*budgetjour-[.O18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6" office:value-type="date" office:date-value="2023-09-11" calcext:value-type="date">
            <text:p>lun. 11 sept.</text:p>
          </table:table-cell>
          <table:table-cell table:style-name="ce30" table:formula="of:=[.D180]" office:value-type="string" office:string-value="Bush camp" calcext:value-type="string">
            <text:p>Bush camp</text:p>
          </table:table-cell>
          <table:table-cell office:value-type="string" calcext:value-type="string">
            <text:p>Bush camp</text:p>
          </table:table-cell>
          <table:table-cell office:value-type="float" office:value="102" calcext:value-type="float">
            <text:p>102</text:p>
          </table:table-cell>
          <table:table-cell table:style-name="ce13" table:formula="of:=[.F180]+[.E181]" office:value-type="float" office:value="9473" calcext:value-type="float">
            <text:p>9473</text:p>
          </table:table-cell>
          <table:table-cell office:value-type="float" office:value="403" calcext:value-type="float">
            <text:p>403</text:p>
          </table:table-cell>
          <table:table-cell table:formula="of:=[.H180]+[.G181]" office:value-type="float" office:value="42509" calcext:value-type="float">
            <text:p>42509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574.48628" calcext:value-type="currency">
            <text:p>$12 574,49</text:p>
          </table:table-cell>
          <table:table-cell table:style-name="ce41" table:formula="of:=[.A181]*budgetjour-[.O181]" office:value-type="currency" office:currency="USD" office:value="4705.51372" calcext:value-type="currency">
            <text:p>$4 705,51</text:p>
          </table:table-cell>
          <table:table-cell table:number-columns-repeated="3"/>
          <table:table-cell table:style-name="ce41" table:formula="of:=IF(ISBLANK([.D181]);(194*budgetjour-[.O181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6" office:value-type="date" office:date-value="2023-09-12" calcext:value-type="date">
            <text:p>mar. 12 sept.</text:p>
          </table:table-cell>
          <table:table-cell table:style-name="ce30" table:formula="of:=[.D181]" office:value-type="string" office:string-value="Bush camp" calcext:value-type="string">
            <text:p>Bush camp</text:p>
          </table:table-cell>
          <table:table-cell office:value-type="string" calcext:value-type="string">
            <text:p>Geraldton</text:p>
          </table:table-cell>
          <table:table-cell office:value-type="float" office:value="107" calcext:value-type="float">
            <text:p>107</text:p>
          </table:table-cell>
          <table:table-cell table:style-name="ce13" table:formula="of:=[.F181]+[.E182]" office:value-type="float" office:value="9580" calcext:value-type="float">
            <text:p>9580</text:p>
          </table:table-cell>
          <table:table-cell office:value-type="float" office:value="729" calcext:value-type="float">
            <text:p>729</text:p>
          </table:table-cell>
          <table:table-cell table:formula="of:=[.H181]+[.G182]" office:value-type="float" office:value="43238" calcext:value-type="float">
            <text:p>43238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09" calcext:value-type="currency">
            <text:p>$17,0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2]+[.L182]+[.M182]" office:value-type="currency" office:currency="USD" office:value="17.09" calcext:value-type="currency">
            <text:p>$17,09</text:p>
          </table:table-cell>
          <table:table-cell table:style-name="ce41" table:formula="of:=[.O181]+[.N182]" office:value-type="currency" office:currency="USD" office:value="12591.57628" calcext:value-type="currency">
            <text:p>$12 591,58</text:p>
          </table:table-cell>
          <table:table-cell table:style-name="ce41" table:formula="of:=[.A182]*budgetjour-[.O182]" office:value-type="currency" office:currency="USD" office:value="4784.42372" calcext:value-type="currency">
            <text:p>$4 784,42</text:p>
          </table:table-cell>
          <table:table-cell table:number-columns-repeated="3"/>
          <table:table-cell table:style-name="ce41" table:formula="of:=IF(ISBLANK([.D182]);(194*budgetjour-[.O182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6" office:value-type="date" office:date-value="2023-09-13" calcext:value-type="date">
            <text:p>mer. 13 sept.</text:p>
          </table:table-cell>
          <table:table-cell table:style-name="ce30" table:formula="of:=[.D182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office:value-type="float" office:value="0" calcext:value-type="float">
            <text:p>0</text:p>
          </table:table-cell>
          <table:table-cell table:style-name="ce13" table:formula="of:=[.F182]+[.E183]"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table:formula="of:=[.H182]+[.G183]" office:value-type="float" office:value="43238" calcext:value-type="float">
            <text:p>432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2.25" calcext:value-type="currency">
            <text:p>$52,2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3]+[.L183]+[.M183]" office:value-type="currency" office:currency="USD" office:value="52.25" calcext:value-type="currency">
            <text:p>$52,25</text:p>
          </table:table-cell>
          <table:table-cell table:style-name="ce41" table:formula="of:=[.O182]+[.N183]" office:value-type="currency" office:currency="USD" office:value="12643.82628" calcext:value-type="currency">
            <text:p>$12 643,83</text:p>
          </table:table-cell>
          <table:table-cell table:style-name="ce41" table:formula="of:=[.A183]*budgetjour-[.O183]" office:value-type="currency" office:currency="USD" office:value="4828.17372" calcext:value-type="currency">
            <text:p>$4 828,17</text:p>
          </table:table-cell>
          <table:table-cell table:number-columns-repeated="3"/>
          <table:table-cell table:style-name="ce41" table:formula="of:=IF(ISBLANK([.D183]);(194*budgetjour-[.O18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6" office:value-type="date" office:date-value="2023-09-14" calcext:value-type="date">
            <text:p>jeu. 14 sept.</text:p>
          </table:table-cell>
          <table:table-cell table:style-name="ce30" table:formula="of:=[.D183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75" calcext:value-type="float">
            <text:p>75</text:p>
          </table:table-cell>
          <table:table-cell table:style-name="ce13" table:formula="of:=[.F183]+[.E184]" office:value-type="float" office:value="9655" calcext:value-type="float">
            <text:p>9655</text:p>
          </table:table-cell>
          <table:table-cell office:value-type="float" office:value="250" calcext:value-type="float">
            <text:p>250</text:p>
          </table:table-cell>
          <table:table-cell table:formula="of:=[.H183]+[.G184]" office:value-type="float" office:value="43488" calcext:value-type="float">
            <text:p>43488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7" calcext:value-type="currency">
            <text:p>$47,00</text:p>
          </table:table-cell>
          <table:table-cell table:style-name="ce41" table:formula="of:=11+20.21" office:value-type="currency" office:currency="USD" office:value="31.21" calcext:value-type="currency">
            <text:p>$31,2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4]+[.L184]+[.M184]" office:value-type="currency" office:currency="USD" office:value="78.21" calcext:value-type="currency">
            <text:p>$78,21</text:p>
          </table:table-cell>
          <table:table-cell table:style-name="ce41" table:formula="of:=[.O183]+[.N184]" office:value-type="currency" office:currency="USD" office:value="12722.03628" calcext:value-type="currency">
            <text:p>$12 722,04</text:p>
          </table:table-cell>
          <table:table-cell table:style-name="ce41" table:formula="of:=[.A184]*budgetjour-[.O184]" office:value-type="currency" office:currency="USD" office:value="4845.96372" calcext:value-type="currency">
            <text:p>$4 845,96</text:p>
          </table:table-cell>
          <table:table-cell table:number-columns-repeated="3"/>
          <table:table-cell table:style-name="ce41" table:formula="of:=IF(ISBLANK([.D184]);(194*budgetjour-[.O18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6" office:value-type="date" office:date-value="2023-09-15" calcext:value-type="date">
            <text:p>ven. 15 sept.</text:p>
          </table:table-cell>
          <table:table-cell table:style-name="ce30" table:formula="of:=[.D184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7" calcext:value-type="float">
            <text:p>87</text:p>
          </table:table-cell>
          <table:table-cell table:style-name="ce13" table:formula="of:=[.F184]+[.E185]" office:value-type="float" office:value="9742" calcext:value-type="float">
            <text:p>9742</text:p>
          </table:table-cell>
          <table:table-cell office:value-type="float" office:value="306" calcext:value-type="float">
            <text:p>306</text:p>
          </table:table-cell>
          <table:table-cell table:formula="of:=[.H184]+[.G185]" office:value-type="float" office:value="43794" calcext:value-type="float">
            <text:p>43794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15.55" calcext:value-type="currency">
            <text:p>$15,5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5]+[.L185]+[.M185]" office:value-type="currency" office:currency="USD" office:value="50.55" calcext:value-type="currency">
            <text:p>$50,55</text:p>
          </table:table-cell>
          <table:table-cell table:style-name="ce41" table:formula="of:=[.O184]+[.N185]" office:value-type="currency" office:currency="USD" office:value="12772.58628" calcext:value-type="currency">
            <text:p>$12 772,59</text:p>
          </table:table-cell>
          <table:table-cell table:style-name="ce41" table:formula="of:=[.A185]*budgetjour-[.O185]" office:value-type="currency" office:currency="USD" office:value="4891.41372" calcext:value-type="currency">
            <text:p>$4 891,41</text:p>
          </table:table-cell>
          <table:table-cell table:number-columns-repeated="3"/>
          <table:table-cell table:style-name="ce41" table:formula="of:=IF(ISBLANK([.D185]);(194*budgetjour-[.O18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6" office:value-type="date" office:date-value="2023-09-16" calcext:value-type="date">
            <text:p>sam. 16 sept.</text:p>
          </table:table-cell>
          <table:table-cell table:style-name="ce30" table:formula="of:=[.D185]" office:value-type="string" office:string-value="Leeman" calcext:value-type="string">
            <text:p>Leeman</text:p>
          </table:table-cell>
          <table:table-cell office:value-type="string" calcext:value-type="string">
            <text:p>Cervantes</text:p>
          </table:table-cell>
          <table:table-cell office:value-type="float" office:value="73" calcext:value-type="float">
            <text:p>73</text:p>
          </table:table-cell>
          <table:table-cell table:style-name="ce13" table:formula="of:=[.F185]+[.E186]" office:value-type="float" office:value="9815" calcext:value-type="float">
            <text:p>9815</text:p>
          </table:table-cell>
          <table:table-cell office:value-type="float" office:value="189" calcext:value-type="float">
            <text:p>189</text:p>
          </table:table-cell>
          <table:table-cell table:formula="of:=[.H185]+[.G186]" office:value-type="float" office:value="43983" calcext:value-type="float">
            <text:p>43983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37.45" calcext:value-type="currency">
            <text:p>$37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6]+[.L186]+[.M186]" office:value-type="currency" office:currency="USD" office:value="86.45" calcext:value-type="currency">
            <text:p>$86,45</text:p>
          </table:table-cell>
          <table:table-cell table:style-name="ce41" table:formula="of:=[.O185]+[.N186]" office:value-type="currency" office:currency="USD" office:value="12859.03628" calcext:value-type="currency">
            <text:p>$12 859,04</text:p>
          </table:table-cell>
          <table:table-cell table:style-name="ce41" table:formula="of:=[.A186]*budgetjour-[.O186]" office:value-type="currency" office:currency="USD" office:value="4900.96372" calcext:value-type="currency">
            <text:p>$4 900,96</text:p>
          </table:table-cell>
          <table:table-cell table:number-columns-repeated="3"/>
          <table:table-cell table:style-name="ce41" table:formula="of:=IF(ISBLANK([.D186]);(194*budgetjour-[.O18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6" office:value-type="date" office:date-value="2023-09-17" calcext:value-type="date">
            <text:p>dim. 17 sept.</text:p>
          </table:table-cell>
          <table:table-cell table:style-name="ce30" table:formula="of:=[.D186]" office:value-type="string" office:string-value="Cervantes" calcext:value-type="string">
            <text:p>Cervantes</text:p>
          </table:table-cell>
          <table:table-cell office:value-type="string" calcext:value-type="string">
            <text:p>Cervantes </text:p>
          </table:table-cell>
          <table:table-cell office:value-type="float" office:value="50" calcext:value-type="float">
            <text:p>50</text:p>
          </table:table-cell>
          <table:table-cell table:style-name="ce13" table:formula="of:=[.F186]+[.E187]" office:value-type="float" office:value="9865" calcext:value-type="float">
            <text:p>9865</text:p>
          </table:table-cell>
          <table:table-cell office:value-type="float" office:value="285" calcext:value-type="float">
            <text:p>285</text:p>
          </table:table-cell>
          <table:table-cell table:formula="of:=[.H186]+[.G187]" office:value-type="float" office:value="44268" calcext:value-type="float">
            <text:p>44268</text:p>
          </table:table-cell>
          <table:table-cell office:value-type="float" office:value="13.3" calcext:value-type="float">
            <text:p>13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7]+[.L187]+[.M187]" office:value-type="currency" office:currency="USD" office:value="83" calcext:value-type="currency">
            <text:p>$83,00</text:p>
          </table:table-cell>
          <table:table-cell table:style-name="ce41" table:formula="of:=[.O186]+[.N187]" office:value-type="currency" office:currency="USD" office:value="12942.03628" calcext:value-type="currency">
            <text:p>$12 942,04</text:p>
          </table:table-cell>
          <table:table-cell table:style-name="ce41" table:formula="of:=[.A187]*budgetjour-[.O187]" office:value-type="currency" office:currency="USD" office:value="4913.96372" calcext:value-type="currency">
            <text:p>$4 913,96</text:p>
          </table:table-cell>
          <table:table-cell table:number-columns-repeated="3"/>
          <table:table-cell table:style-name="ce41" table:formula="of:=IF(ISBLANK([.D187]);(194*budgetjour-[.O18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6" office:value-type="date" office:date-value="2023-09-18" calcext:value-type="date">
            <text:p>lun. 18 sept.</text:p>
          </table:table-cell>
          <table:table-cell table:style-name="ce30" table:formula="of:=[.D187]" office:value-type="string" office:string-value="Cervantes " calcext:value-type="string">
            <text:p>Cervantes </text:p>
          </table:table-cell>
          <table:table-cell office:value-type="string" calcext:value-type="string">
            <text:p>Cervantes</text:p>
          </table:table-cell>
          <table:table-cell office:value-type="float" office:value="0" calcext:value-type="float">
            <text:p>0</text:p>
          </table:table-cell>
          <table:table-cell table:style-name="ce13" table:formula="of:=[.F187]+[.E188]" office:value-type="float" office:value="9865" calcext:value-type="float">
            <text:p>9865</text:p>
          </table:table-cell>
          <table:table-cell office:value-type="float" office:value="0" calcext:value-type="float">
            <text:p>0</text:p>
          </table:table-cell>
          <table:table-cell table:formula="of:=[.H187]+[.G188]" office:value-type="float" office:value="44268" calcext:value-type="float">
            <text:p>4426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table:formula="of:=11.33+38" office:value-type="currency" office:currency="USD" office:value="49.33" calcext:value-type="currency">
            <text:p>$49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8]+[.L188]+[.M188]" office:value-type="currency" office:currency="USD" office:value="98.33" calcext:value-type="currency">
            <text:p>$98,33</text:p>
          </table:table-cell>
          <table:table-cell table:style-name="ce41" table:formula="of:=[.O187]+[.N188]" office:value-type="currency" office:currency="USD" office:value="13040.36628" calcext:value-type="currency">
            <text:p>$13 040,37</text:p>
          </table:table-cell>
          <table:table-cell table:style-name="ce41" table:formula="of:=[.A188]*budgetjour-[.O188]" office:value-type="currency" office:currency="USD" office:value="4911.63372" calcext:value-type="currency">
            <text:p>$4 911,63</text:p>
          </table:table-cell>
          <table:table-cell table:number-columns-repeated="3"/>
          <table:table-cell table:style-name="ce41" table:formula="of:=IF(ISBLANK([.D188]);(194*budgetjour-[.O18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6" office:value-type="date" office:date-value="2023-09-19" calcext:value-type="date">
            <text:p>mar. 19 sept.</text:p>
          </table:table-cell>
          <table:table-cell table:style-name="ce30" table:formula="of:=[.D188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8" calcext:value-type="float">
            <text:p>88</text:p>
          </table:table-cell>
          <table:table-cell table:style-name="ce13" table:formula="of:=[.F188]+[.E189]" office:value-type="float" office:value="9953" calcext:value-type="float">
            <text:p>9953</text:p>
          </table:table-cell>
          <table:table-cell office:value-type="float" office:value="388" calcext:value-type="float">
            <text:p>388</text:p>
          </table:table-cell>
          <table:table-cell table:formula="of:=[.H188]+[.G189]" office:value-type="float" office:value="44656" calcext:value-type="float">
            <text:p>4465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backpacker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31.89" calcext:value-type="currency">
            <text:p>$31,8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9]+[.L189]+[.M189]" office:value-type="currency" office:currency="USD" office:value="70.89" calcext:value-type="currency">
            <text:p>$70,89</text:p>
          </table:table-cell>
          <table:table-cell table:style-name="ce41" table:formula="of:=[.O188]+[.N189]" office:value-type="currency" office:currency="USD" office:value="13111.25628" calcext:value-type="currency">
            <text:p>$13 111,26</text:p>
          </table:table-cell>
          <table:table-cell table:style-name="ce41" table:formula="of:=[.A189]*budgetjour-[.O189]" office:value-type="currency" office:currency="USD" office:value="4936.74372" calcext:value-type="currency">
            <text:p>$4 936,74</text:p>
          </table:table-cell>
          <table:table-cell table:number-columns-repeated="3"/>
          <table:table-cell table:style-name="ce41" table:formula="of:=IF(ISBLANK([.D189]);(194*budgetjour-[.O18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6" office:value-type="date" office:date-value="2023-09-20" calcext:value-type="date">
            <text:p>mer. 20 sept.</text:p>
          </table:table-cell>
          <table:table-cell table:style-name="ce30" table:formula="of:=[.D189]" office:value-type="string" office:string-value="Lancelin" calcext:value-type="string">
            <text:p>Lancelin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89]+[.E190]" office:value-type="float" office:value="10032" calcext:value-type="float">
            <text:p>10032</text:p>
          </table:table-cell>
          <table:table-cell office:value-type="float" office:value="610" calcext:value-type="float">
            <text:p>610</text:p>
          </table:table-cell>
          <table:table-cell table:formula="of:=[.H189]+[.G190]" office:value-type="float" office:value="45266" calcext:value-type="float">
            <text:p>45266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3111.25628" calcext:value-type="currency">
            <text:p>$13 111,26</text:p>
          </table:table-cell>
          <table:table-cell table:style-name="ce41" table:formula="of:=[.A190]*budgetjour-[.O190]" office:value-type="currency" office:currency="USD" office:value="5032.74372" calcext:value-type="currency">
            <text:p>$5 032,74</text:p>
          </table:table-cell>
          <table:table-cell table:number-columns-repeated="3"/>
          <table:table-cell table:style-name="ce41" table:formula="of:=IF(ISBLANK([.D190]);(194*budgetjour-[.O19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6" office:value-type="date" office:date-value="2023-09-21" calcext:value-type="date">
            <text:p>jeu. 21 sept.</text:p>
          </table:table-cell>
          <table:table-cell table:style-name="ce30" table:formula="of:=[.D190]" office:value-type="string" office:string-value="Bush camp" calcext:value-type="string">
            <text:p>Bush camp</text:p>
          </table:table-cell>
          <table:table-cell table:number-columns-repeated="2"/>
          <table:table-cell table:style-name="ce13" table:formula="of:=[.F190]+[.E191]" office:value-type="float" office:value="10032" calcext:value-type="float">
            <text:p>10032</text:p>
          </table:table-cell>
          <table:table-cell/>
          <table:table-cell table:formula="of:=[.H190]+[.G191]" office:value-type="float" office:value="45266" calcext:value-type="float">
            <text:p>45266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3111.25628" calcext:value-type="currency">
            <text:p>$13 111,26</text:p>
          </table:table-cell>
          <table:table-cell table:style-name="ce41" table:formula="of:=[.A191]*budgetjour-[.O191]" office:value-type="currency" office:currency="USD" office:value="5128.74372" calcext:value-type="currency">
            <text:p>$5 128,74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1378.18593" calcext:value-type="currency">
            <text:p>$1 378,19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6" office:value-type="date" office:date-value="2023-09-22" calcext:value-type="date">
            <text:p>ven. 22 sept.</text:p>
          </table:table-cell>
          <table:table-cell table:style-name="ce30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10032" calcext:value-type="float">
            <text:p>10032</text:p>
          </table:table-cell>
          <table:table-cell/>
          <table:table-cell table:formula="of:=[.H191]+[.G192]" office:value-type="float" office:value="45266" calcext:value-type="float">
            <text:p>45266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3111.25628" calcext:value-type="currency">
            <text:p>$13 111,26</text:p>
          </table:table-cell>
          <table:table-cell table:style-name="ce41" table:formula="of:=[.A192]*budgetjour-[.O192]" office:value-type="currency" office:currency="USD" office:value="5224.74372" calcext:value-type="currency">
            <text:p>$5 224,74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1378.18593" calcext:value-type="currency">
            <text:p>$1 378,19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6" office:value-type="date" office:date-value="2023-09-23" calcext:value-type="date">
            <text:p>sam. 23 sept.</text:p>
          </table:table-cell>
          <table:table-cell table:style-name="ce30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10032" calcext:value-type="float">
            <text:p>10032</text:p>
          </table:table-cell>
          <table:table-cell/>
          <table:table-cell table:formula="of:=[.H192]+[.G193]" office:value-type="float" office:value="45266" calcext:value-type="float">
            <text:p>45266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3111.25628" calcext:value-type="currency">
            <text:p>$13 111,26</text:p>
          </table:table-cell>
          <table:table-cell table:style-name="ce41" table:formula="of:=[.A193]*budgetjour-[.O193]" office:value-type="currency" office:currency="USD" office:value="5320.74372" calcext:value-type="currency">
            <text:p>$5 320,74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1378.18593" calcext:value-type="currency">
            <text:p>$1 378,19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6" office:value-type="date" office:date-value="2023-09-24" calcext:value-type="date">
            <text:p>dim. 24 sept.</text:p>
          </table:table-cell>
          <table:table-cell table:style-name="ce30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10032" calcext:value-type="float">
            <text:p>10032</text:p>
          </table:table-cell>
          <table:table-cell/>
          <table:table-cell table:formula="of:=[.H193]+[.G194]" office:value-type="float" office:value="45266" calcext:value-type="float">
            <text:p>45266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3111.25628" calcext:value-type="currency">
            <text:p>$13 111,26</text:p>
          </table:table-cell>
          <table:table-cell table:style-name="ce41" table:formula="of:=[.A194]*budgetjour-[.O194]" office:value-type="currency" office:currency="USD" office:value="5416.74372" calcext:value-type="currency">
            <text:p>$5 416,74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1378.18593" calcext:value-type="currency">
            <text:p>$1 378,19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6" office:value-type="date" office:date-value="2023-09-25" calcext:value-type="date">
            <text:p>lun. 25 sept.</text:p>
          </table:table-cell>
          <table:table-cell table:style-name="ce30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10032" calcext:value-type="float">
            <text:p>10032</text:p>
          </table:table-cell>
          <table:table-cell/>
          <table:table-cell table:formula="of:=[.H194]+[.G195]" office:value-type="float" office:value="45266" calcext:value-type="float">
            <text:p>45266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3111.25628" calcext:value-type="currency">
            <text:p>$13 111,26</text:p>
          </table:table-cell>
          <table:table-cell table:style-name="ce41" table:formula="of:=[.A195]*budgetjour-[.O195]" office:value-type="currency" office:currency="USD" office:value="5512.74372" calcext:value-type="currency">
            <text:p>$5 512,74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1378.18593" calcext:value-type="currency">
            <text:p>$1 378,19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6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6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30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30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30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30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30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30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30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30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30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30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30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30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30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30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30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30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30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ce52"/>
          <table:table-cell table:number-columns-repeated="2"/>
          <table:table-cell table:style-name="Default" table:number-columns-repeated="4"/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23]" office:value-type="float" office:value="0" calcext:value-type="float">
            <text:p>0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2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2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2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2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6" office:value-type="string" calcext:value-type="string">
            <text:p>backpacker1</text:p>
          </table:table-cell>
          <table:table-cell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2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2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2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3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number:min-decimal-places="2" number:min-integer-digits="0"/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decimal-places="0" number:min-integer-digits="2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-of-week/>
      <number:text> </number:text>
      <number:day/>
      <number:text> </number:text>
      <number:month number:style="long"/>
    </number:dat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5">
      <number:day-of-week/>
      <number:text> </number:text>
      <number:day/>
      <number:text> </number:text>
      <number:month number:textual="true"/>
    </number:date-style>
    <number:number-style style:name="N116">
      <number:number number:decimal-places="0" number:min-decimal-places="0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21:33:33.1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20T20:44:40.905000000</dc:date>
    <meta:editing-duration>P162DT16H52M26S</meta:editing-duration>
    <meta:editing-cycles>455</meta:editing-cycles>
    <meta:document-statistic meta:table-count="6" meta:cell-count="3788" meta:object-count="0"/>
  </office:meta>
</office:document-meta>
</file>